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Heading_20_2">
      <style:text-properties fo:color="#000000" loext:opacity="100%" style:font-name="Calibri1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5" style:family="paragraph" style:parent-style-name="Heading_20_3">
      <style:paragraph-properties fo:margin-top="0in" fo:margin-bottom="0.111in" style:contextual-spacing="false" fo:text-align="start" style:justify-single-word="false"/>
      <style:text-properties fo:color="#000000" loext:opacity="100%" style:font-name="Calibri1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7" style:family="paragraph" style:parent-style-name="Text_20_body" style:list-style-name="L2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8" style:family="paragraph" style:parent-style-name="Text_20_body" style:list-style-name="L3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9" style:family="paragraph" style:parent-style-name="Horizontal_20_Line">
      <style:paragraph-properties fo:margin-top="0in" fo:margin-bottom="0.111in" style:contextual-spacing="false"/>
      <style:text-properties fo:color="#000000" loext:opacity="100%" style:font-name="Calibri1" fo:font-weight="normal" style:font-weight-asian="normal" style:font-weight-complex="normal"/>
    </style:style>
    <style:style style:name="P10" style:family="paragraph" style:parent-style-name="Heading_20_2">
      <style:paragraph-properties fo:margin-top="0in" fo:margin-bottom="0.111in" style:contextual-spacing="false"/>
      <style:text-properties fo:color="#000000" loext:opacity="100%" style:font-name="Calibri1" fo:font-weight="normal" style:font-weight-asian="normal" style:font-weight-complex="normal"/>
    </style:style>
    <style:style style:name="P11" style:family="paragraph" style:parent-style-name="Text_20_body" style:list-style-name="L4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12" style:family="paragraph" style:parent-style-name="Text_20_body" style:list-style-name="L5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13" style:family="paragraph" style:parent-style-name="Text_20_body" style:list-style-name="L6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14" style:family="paragraph" style:parent-style-name="Text_20_body" style:list-style-name="L6">
      <style:paragraph-properties fo:margin-top="0in" fo:margin-bottom="0.111in" style:contextual-spacing="false" fo:line-height="108%"/>
      <style:text-properties fo:color="#000000" loext:opacity="100%" style:font-name="Calibri1" fo:font-weight="normal" officeooo:rsid="000ae68e" officeooo:paragraph-rsid="000ae68e" style:font-weight-asian="normal" style:font-weight-complex="normal"/>
    </style:style>
    <style:style style:name="P15" style:family="paragraph" style:parent-style-name="Text_20_body" style:list-style-name="L7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P16" style:family="paragraph" style:parent-style-name="Text_20_body" style:list-style-name="L8">
      <style:paragraph-properties fo:margin-top="0in" fo:margin-bottom="0.111in" style:contextual-spacing="false" fo:line-height="108%"/>
      <style:text-properties fo:color="#000000" loext:opacity="100%" style:font-name="Calibri1" fo:font-weight="normal" style:font-weight-asian="normal" style:font-weight-complex="normal"/>
    </style:style>
    <style:style style:name="T1" style:family="text">
      <style:text-properties officeooo:rsid="000c99fe"/>
    </style:style>
    <style:style style:name="T2" style:family="text">
      <style:text-properties style:font-name="Calibri" fo:font-weight="bold" style:font-weight-asian="bold" style:font-name-complex="Calibri3"/>
    </style:style>
    <style:style style:name="T3" style:family="text">
      <style:text-properties style:font-name="Calibri" style:font-name-complex="Calibri3"/>
    </style:style>
    <style:style style:name="T4" style:family="text">
      <style:text-properties style:font-name="Calibri" fo:font-weight="bold" fo:background-color="#ffff00" loext:char-shading-value="0" style:font-weight-asian="bold" style:font-name-complex="Calibri3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officeooo:rsid="000ae6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19</text:span>. Vstupní zařízení počítače</text:h>
      <text:h text:style-name="P1" text:outline-level="2">* nepovinné informace</text:h>
      <text:h text:style-name="P1" text:outline-level="2" loext:marker-style-name="T2"><text:span text:style-name="T3"><text:s/></text:span><text:span text:style-name="T4">důležité informace</text:span></text:h>
      <text:p text:style-name="P2" loext:marker-style-name="T5"><text:span text:style-name="T6">*</text:span><text:span text:style-name="T5"> důležité informace v nepovinné sekci dokumentu</text:span></text:p>
      <text:p text:style-name="Standard"/>
      <text:h text:style-name="P3" text:outline-level="2"><text:span text:style-name="T1">19.</text:span>1. Klávesnice (Keyboard)</text:h>
      <text:p text:style-name="P4"><text:span text:style-name="T7">Z</text:span>ařízení pro vkládání textu a příkazů. Standardní rozložení je <text:span text:style-name="T8">QWERTY</text:span> (nebo české <text:span text:style-name="T8">QWERTZ</text:span>).</text:p>
      <text:h text:style-name="P5" text:outline-level="3">Konstrukce kláves</text:h>
      <text:list text:style-name="L1">
        <text:list-item>
          <text:p text:style-name="P6"><text:span text:style-name="T8">Membránové</text:span> (Rubber Dome): <text:span text:style-name="T9">Nejběžnější a levné</text:span>. Pod klávesou je gumová „kopule“. Při stisku se protlačí a spojí kontakty na fólii pod ní. Jsou tiché, ale mají měkký stisk a nižší životnost.</text:p>
        </text:list-item>
        <text:list-item>
          <text:p text:style-name="P6"><text:span text:style-name="T8">Mechanické</text:span>: Každá klávesa má vlastní samostatný mechanický spínač (např. značka Cherry MX). Jsou odolné, mají přesnou odezvu (cvaknutí), ale jsou dražší a hlučnější.</text:p>
        </text:list-item>
        <text:list-item>
          <text:p text:style-name="P6"><text:span text:style-name="T8">Nůžkové</text:span> (Scissor): Varianta membránových kláves <text:span text:style-name="T9">v noteboocích</text:span>. Mají nízký zdvih a stabilní stisk díky křížovému mechanismu.</text:p>
        </text:list-item>
      </text:list>
      <text:h text:style-name="P5" text:outline-level="3">Logika fungování (Matice)</text:h>
      <text:list text:style-name="L2">
        <text:list-item>
          <text:p text:style-name="P7"><text:span text:style-name="T8">Statická</text:span>: Každá klávesa má vlastní vodič (nepraktické, mnoho drátů).</text:p>
        </text:list-item>
        <text:list-item>
          <text:p text:style-name="P7"><text:span text:style-name="T8">Dynamická</text:span> (Matice): Klávesy jsou uspořádány do <text:span text:style-name="T9">řádků a sloupců</text:span>. Procesor neustále „skenuje“ řádky a sloupce. Pokud stiskneš klávesu, sepneš konkrétní průsečík. Procesor najde souřadnice, převede je na ASCII kód a pošle do PC.</text:p>
        </text:list-item>
      </text:list>
      <text:h text:style-name="P5" text:outline-level="3">Multimediální a herní funkce</text:h>
      <text:list text:style-name="L3">
        <text:list-item>
          <text:p text:style-name="P8"><text:span text:style-name="T8">Makra</text:span>: Programovatelné klávesy pro složité sekvence příkazů.</text:p>
        </text:list-item>
        <text:list-item>
          <text:p text:style-name="P8"><text:span text:style-name="T8">N-Key Rollover</text:span> (NKRO): Schopnost klávesnice zaznamenat stisk mnoha kláves najednou (důležité pro hráče).</text:p>
        </text:list-item>
        <text:list-item>
          <text:p text:style-name="P8"><text:span text:style-name="T8">Anti-ghosting</text:span>: Zajišťuje, aby při stisku více kláves nedocházelo k falešným signálům.</text:p>
        </text:list-item>
      </text:list>
      <text:p text:style-name="P9"/>
      <text:h text:style-name="P10" text:outline-level="2"><text:span text:style-name="T1">19.</text:span>2. <text:span text:style-name="T8">Polohovací zařízení</text:span> (Myši a spol.)</text:h>
      <text:h text:style-name="P5" text:outline-level="3">Počítačová myš</text:h>
      <text:p text:style-name="P4">Vynalezl ji Douglas Engelbart v roce 1963 (původně dřevěná).</text:p>
      <text:list text:style-name="L4">
        <text:list-item>
          <text:p text:style-name="P11"><text:span text:style-name="T8">Mechanicko-optické</text:span> (kuličkové): <text:span text:style-name="T10">Pogumovaná kulička otáčí dvěma válečky</text:span> (osa X a Y). Na nich jsou kolečka s otvory, která přerušují světelný paprsek. (Zastaralé).</text:p>
        </text:list-item>
        <text:list-item>
          <text:p text:style-name="P11"><text:span text:style-name="T8">Optické</text:span> (LED): <text:span text:style-name="T10">Malá kamera vespod snímá povrch osvětlený LED diodou</text:span>. Procesor porovnává tisíce snímků za sekundu a vypočítává směr pohybu.</text:p>
        </text:list-item>
        <text:list-item>
          <text:p text:style-name="P11"><text:soft-page-break/><text:span text:style-name="T8">Laserové</text:span>: Místo LED využívají <text:span text:style-name="T9">infračervený laser</text:span>. Jsou přesnější, neviditelné a fungují i na problematických površích (sklo, kov).</text:p>
        </text:list-item>
      </text:list>
      <text:h text:style-name="P5" text:outline-level="3">Parametry myší</text:h>
      <text:list text:style-name="L5">
        <text:list-item>
          <text:p text:style-name="P12"><text:span text:style-name="T8">DPI</text:span> (Dots Per Inch): Citlivost. Čím vyšší DPI, tím menší pohyb rukou stačí k posunu kurzoru přes celou obrazovku.</text:p>
        </text:list-item>
        <text:list-item>
          <text:p text:style-name="P12"><text:span text:style-name="T8">Odezva</text:span> (Polling Rate): Udává se v Hz (např. 1000 Hz znamená, že myš posílá data 1000x za sekundu).</text:p>
        </text:list-item>
      </text:list>
      <text:p text:style-name="P9"/>
      <text:h text:style-name="P10" text:outline-level="2"><text:span text:style-name="T1">19.</text:span>3. <text:span text:style-name="T8">Specifická ovládání</text:span></text:h>
      <text:list text:style-name="L6">
        <text:list-item>
          <text:p text:style-name="P13"><text:span text:style-name="T8">TrackPoint</text:span>: <text:span text:style-name="T7">Č</text:span>ervený „čudlík“ uprostřed klávesnice. Funguje na principu tenzometru – reaguje na tlak a směr, kterým do něj tlačíš.</text:p>
          <text:list>
            <text:list-item>
              <text:p text:style-name="P14">První byl na <text:span text:style-name="T8">IBM Thinkpadu 700 </text:span>:3</text:p>
            </text:list-item>
          </text:list>
        </text:list-item>
        <text:list-item>
          <text:p text:style-name="P13"><text:span text:style-name="T8">TouchPad</text:span>: Snímá polohu prstu.</text:p>
        </text:list-item>
        <text:list-item>
          <text:p text:style-name="P13"><text:span text:style-name="T8">TrackBall</text:span>: „Myš naruby“. Kuličkou otáčíš prstem nebo dlaní, zatímco tělo zařízení stojí na místě. </text:p>
        </text:list-item>
      </text:list>
      <text:p text:style-name="P9"/>
      <text:h text:style-name="P10" text:outline-level="2"><text:span text:style-name="T1">19.</text:span>4. <text:span text:style-name="T8">Skenery (Digitalizace obrazu)</text:span></text:h>
      <text:p text:style-name="P4">Převedou 2D <text:span text:style-name="T7">fyzickou verzi</text:span> (papír) do digitální podoby pomocí snímače (převodník světla na elektrické napětí).</text:p>
      <text:list text:style-name="L7">
        <text:list-item>
          <text:p text:style-name="P15"><text:span text:style-name="T8">Stolní</text:span> (Flatbed): Předloha leží <text:span text:style-name="T9">na skle</text:span>, pod ním projíždí osvětlovací rampa a snímač.</text:p>
        </text:list-item>
        <text:list-item>
          <text:p text:style-name="P15"><text:span text:style-name="T8">Ruční / Skener čárových kódů</text:span>: Používá se v obchodech. Čte odraz laserového paprsku od černých a bílých pruhů kódu.</text:p>
        </text:list-item>
      </text:list>
      <text:p text:style-name="P9"/>
      <text:h text:style-name="P10" text:outline-level="2"><text:span text:style-name="T1">19.</text:span>5. <text:span text:style-name="T8">Moderní a biometrická rozhraní</text:span></text:h>
      <text:list text:style-name="L8">
        <text:list-item>
          <text:p text:style-name="P16"><text:span text:style-name="T8">Čtečka otisků prstů</text:span>: Snímá unikátní kresbu papilárních linií (na tvém T480 pravděpodobně vedle TouchPadu).</text:p>
        </text:list-item>
        <text:list-item>
          <text:p text:style-name="P16"><text:span text:style-name="T8">EyeTracker</text:span>: <text:span text:style-name="T9">Kamera sleduje pohyb očí</text:span>. Používá se pro lidi s handicapem nebo pro analýzu toho, kam se uživatel dívá na webu.</text:p>
        </text:list-item>
        <text:list-item>
          <text:p text:style-name="P16"><text:span text:style-name="T8">BCI</text:span> (Brain-Computer Interface): <text:span text:style-name="T10">Rozhraní mozek-počítač</text:span>. Snímá elektrickou <text:span text:style-name="T9">aktivitu mozku</text:span> (EEG) a umožňuje ovládat počítač pouhou myšlenkou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3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font-variant="normal" fo:text-transform="none" fo:color="#1f4d78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3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2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983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0</meta:editing-cycles>
    <meta:creation-date>2023-04-02T12:32:00</meta:creation-date>
    <dc:date>2026-04-21T21:46:16.215177338</dc:date>
    <meta:editing-duration>PT59M2S</meta:editing-duration>
    <meta:generator>LibreOffice/25.8.3.2$Linux_X86_64 LibreOffice_project/580$Build-2</meta:generator>
    <meta:document-statistic meta:table-count="0" meta:image-count="0" meta:object-count="0" meta:page-count="2" meta:paragraph-count="39" meta:word-count="474" meta:character-count="3177" meta:non-whitespace-character-count="2761"/>
    <meta:user-defined meta:name="AppVersion">16.0000</meta:user-defined>
    <meta:template xlink:type="simple" xlink:actuate="onRequest" xlink:title="Normal.dotm" xlink:href=""/>
  </office:meta>
</office:document-meta>
</file>